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0000000000800000008D569DFA3C7541FBC.png" manifest:media-type="image/png"/>
  <manifest:file-entry manifest:full-path="Pictures/100000000000000800000008D65121279EDCA62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marker-start-width="0.242cm" draw:marker-end-width="0.242cm" draw:fill-color="#3faf46" draw:opacity="100%" draw:textarea-horizontal-align="justify" draw:textarea-vertical-align="middle" draw:auto-grow-height="false" fo:min-height="7.25cm" fo:min-width="3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784b04" draw:marker-start-width="0.242cm" draw:marker-end-width="0.242cm" draw:fill-color="#b47804" draw:textarea-horizontal-align="justify" draw:textarea-vertical-align="middle" draw:auto-grow-height="false" fo:min-height="0.25cm" fo:min-width="0.5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none" svg:stroke-width="0.028cm" svg:stroke-color="#355269" draw:marker-start-width="0.242cm" draw:marker-end-width="0.242cm" draw:textarea-horizontal-align="justify" draw:textarea-vertical-align="middle" draw:auto-grow-height="false" fo:min-height="3.75cm" fo:min-width="0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width="0.028cm" draw:marker-start-width="0.242cm" draw:marker-end-width="0.242cm" draw:textarea-horizontal-align="justify" draw:textarea-vertical-align="middle" draw:auto-grow-height="false" fo:min-height="2.25cm" fo:min-width="1.5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svg:stroke-color="#355269" draw:marker-start-width="0.242cm" draw:marker-end-width="0.242cm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8cm" svg:stroke-color="#127622" draw:marker-start-width="0.242cm" draw:marker-end-width="0.242cm" draw:fill-color="#3faf46" draw:textarea-horizontal-align="justify" draw:textarea-vertical-align="middle" draw:auto-grow-height="false" fo:min-height="0.076cm" fo:min-width="0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svg:stroke-width="0.028cm" svg:stroke-color="#127622" draw:marker-start-width="0.242cm" draw:marker-end-width="0.242cm" draw:fill-color="#3faf46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355269" draw:marker-start-width="0.242cm" draw:marker-end-width="0.242cm" draw:textarea-horizontal-align="justify" draw:textarea-vertical-align="middle" draw:auto-grow-height="false" fo:min-height="0.104cm" fo:min-width="0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draw:stroke="solid" svg:stroke-width="0.028cm" svg:stroke-color="#127622" draw:marker-start="" draw:marker-start-width="0.242cm" draw:marker-end="" draw:marker-end-width="0.242cm" draw:fill-color="#3faf46" draw:textarea-horizontal-align="justify" draw:textarea-vertical-align="middle" draw:auto-grow-height="false" fo:min-height="0.076cm" fo:min-width="0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svg:stroke-width="0.028cm" svg:stroke-color="#813709" draw:marker-start-width="0.242cm" draw:marker-end-width="0.242cm" draw:fill-color="#be480a" draw:textarea-horizontal-align="justify" draw:textarea-vertical-align="middle" draw:auto-grow-height="false" fo:min-height="0.251cm" fo:min-width="0cm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svg:stroke-color="#1c1c1c" draw:marker-start="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1c1c1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svg:stroke-color="#1c1c1c" draw:marker-start="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1c1c1c" draw:marker-start="" draw:marker-start-width="0.242cm" draw:marker-end="Linienspitzen_20_2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1c1c1c" draw:marker-start="Linienspitzen_20_2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svg:stroke-color="#1c1c1c" draw:marker-start-width="0.242cm" draw:marker-end="Linienspitzen_20_3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width="0.028cm" draw:marker-start-width="0.242cm" draw:marker-end-width="0.242cm" draw:fill="none" draw:opacity="100%" draw:textarea-horizontal-align="justify" draw:textarea-vertical-align="middle" draw:auto-grow-height="false" fo:min-height="0.104cm" fo:min-width="0.208cm"/>
      <style:paragraph-properties style:writing-mode="lr-tb"/>
    </style:style>
    <style:style style:name="P1" style:family="paragraph">
      <style:paragraph-properties fo:text-align="center"/>
      <style:text-properties fo:color="#224b12" loext:opacity="100%" fo:font-size="8pt" style:font-size-asian="8pt" style:font-size-complex="8pt"/>
    </style:style>
    <style:style style:name="P2" style:family="paragraph">
      <loext:graphic-properties draw:fill-color="#3faf46" draw:opacity="100%"/>
      <style:paragraph-properties fo:text-align="center"/>
      <style:text-properties fo:color="#224b12" loext:opacity="100%" fo:font-size="8pt" style:font-size-asian="8pt" style:font-size-complex="8pt"/>
    </style:style>
    <style:style style:name="P3" style:family="paragraph">
      <style:paragraph-properties fo:text-align="center"/>
      <style:text-properties fo:font-size="6pt"/>
    </style:style>
    <style:style style:name="P4" style:family="paragraph">
      <loext:graphic-properties draw:fill-color="#b47804"/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6pt" style:font-size-asian="4pt" style:font-size-complex="4pt"/>
    </style:style>
    <style:style style:name="P6" style:family="paragraph">
      <loext:graphic-properties draw:fill-color="#b47804"/>
      <style:paragraph-properties fo:text-align="center"/>
      <style:text-properties fo:font-size="6pt" style:font-size-asian="4pt" style:font-size-complex="4pt"/>
    </style:style>
    <style:style style:name="P7" style:family="paragraph">
      <style:paragraph-properties fo:text-align="center"/>
      <style:text-properties fo:color="#355269" loext:opacity="100%" fo:font-size="8pt" style:font-size-asian="8pt" style:font-size-complex="8pt"/>
    </style:style>
    <style:style style:name="P8" style:family="paragraph">
      <loext:graphic-properties draw:fill-color="#3faf46"/>
      <style:paragraph-properties fo:text-align="center"/>
      <style:text-properties fo:font-size="6pt"/>
    </style:style>
    <style:style style:name="P9" style:family="paragraph">
      <loext:graphic-properties draw:fill-color="#3faf46"/>
      <style:paragraph-properties fo:text-align="center"/>
      <style:text-properties fo:font-size="6pt" style:font-size-asian="4pt" style:font-size-complex="4pt"/>
    </style:style>
    <style:style style:name="P10" style:family="paragraph">
      <loext:graphic-properties draw:fill-color="#be480a"/>
      <style:paragraph-properties fo:text-align="center"/>
      <style:text-properties fo:font-size="6pt"/>
    </style:style>
    <style:style style:name="P11" style:family="paragraph">
      <loext:graphic-properties draw:fill="none"/>
      <style:paragraph-properties fo:text-align="center"/>
      <style:text-properties fo:font-size="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opacity="100%"/>
      <style:paragraph-properties fo:text-align="center"/>
      <style:text-properties fo:font-size="6pt"/>
    </style:style>
    <style:style style:name="T1" style:family="text">
      <style:text-properties fo:color="#224b12" loext:opacity="100%" fo:font-size="8pt" style:font-size-asian="8pt" style:font-size-complex="8pt"/>
    </style:style>
    <style:style style:name="T2" style:family="text">
      <style:text-properties style:font-size-asian="6pt" style:font-size-complex="6pt"/>
    </style:style>
    <style:style style:name="T3" style:family="text">
      <style:text-properties style:font-size-asian="4pt" style:font-size-complex="4pt"/>
    </style:style>
    <style:style style:name="T4" style:family="text">
      <style:text-properties fo:color="#355269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7.5cm" svg:x="7.25cm" svg:y="3cm">
          <text:p text:style-name="P1"><text:span text:style-name="T1">Ar</text:span><text:span text:style-name="T1">du</text:span><text:span text:style-name="T1">in</text:span><text:span text:style-name="T1">o</text:span></text:p>
          <text:p text:style-name="P1"><text:span text:style-name="T1">N</text:span><text:span text:style-name="T1">a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5cm" svg:x="4.75cm" svg:y="5cm">
          <text:p text:style-name="P3"><text:span text:style-name="T2">10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4cm" svg:x="6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5cm" svg:x="4.75cm" svg:y="5.5cm">
          <text:p text:style-name="P3"><text:span text:style-name="T2">1</text:span><text:span text:style-name="T2">0</text:span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5cm" svg:x="4.75cm" svg:y="6cm">
          <text:p text:style-name="P3"><text:span text:style-name="T2">1</text:span><text:span text:style-name="T2">0</text:span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5cm" svg:x="4.75cm" svg:y="7cm">
          <text:p text:style-name="P3"><text:span text:style-name="T2">10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5cm" svg:x="4.75cm" svg:y="6.5cm">
          <text:p text:style-name="P3"><text:span text:style-name="T2">10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5cm" svg:x="4.75cm" svg:y="7.5cm">
          <text:p text:style-name="P3"><text:span text:style-name="T2">1</text:span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0.5cm" svg:x="4.75cm" svg:y="8cm">
          <text:p text:style-name="P3"><text:span text:style-name="T2">1</text:span><text:span text:style-name="T2">k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cm" svg:height="0.5cm" draw:transform="rotate (1.5707963267949) translate (10.75cm 10cm)">
          <text:p text:style-name="P5"><text:span text:style-name="T3">33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cm" svg:height="2.5cm" svg:x="11.25cm" svg:y="4.5cm">
          <text:p text:style-name="P7"><text:span text:style-name="T4">P</text:span><text:span text:style-name="T4">l</text:span><text:span text:style-name="T4">u</text:span><text:span text:style-name="T4">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0.5cm" svg:x="11.2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1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1cm" svg:height="0.5cm" draw:transform="rotate (1.5707963267949) translate (10.75cm 6cm)">
          <text:p text:style-name="P5"><text:span text:style-name="T3">470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5cm" svg:height="0.5cm" svg:x="10.25cm" svg:y="10cm">
          <text:p text:style-name="P3">D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5cm" svg:height="0.5cm" svg:x="10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5cm" svg:height="0.5cm" svg:x="10.252cm" svg:y="3.502cm">
          <text:p text:style-name="P3"><text:span text:style-name="T3">GN</text:span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5cm" svg:height="0.5cm" svg:x="10.25cm" svg:y="4.5cm">
          <text:p text:style-name="P3"><text:span text:style-name="T3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6.25cm" svg:y="8cm">
          <text:p text:style-name="P3">V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6.25cm" svg:y="7.5cm">
          <text:p text:style-name="P3">K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6.25cm" svg:y="7cm">
          <text:p text:style-name="P3">E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6.25cm" svg:y="6.5cm">
          <text:p text:style-name="P3">L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6.25cm" svg:y="6cm">
          <text:p text:style-name="P3">M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6.25cm" svg:y="5.5cm">
          <text:p text:style-name="P3">K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6.25cm" svg:y="5cm">
          <text:p text:style-name="P3">UK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0.5cm" svg:x="6.25cm" svg:y="4.5cm">
          <text:p text:style-name="P3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cm" svg:height="0.5cm" svg:x="7.25cm" svg:y="7cm">
          <text:p text:style-name="P3">D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5cm" svg:height="0.5cm" svg:x="7.25cm" svg:y="6.5cm">
          <text:p text:style-name="P3">D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5cm" svg:height="0.5cm" svg:x="7.25cm" svg:y="6cm">
          <text:p text:style-name="P3">D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5cm" svg:height="0.5cm" svg:x="7.25cm" svg:y="5.5cm">
          <text:p text:style-name="P3">D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5cm" svg:height="0.5cm" svg:x="7.25cm" svg:y="5cm">
          <text:p text:style-name="P3">D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5cm" svg:height="0.5cm" svg:x="7.25cm" svg:y="4.5cm">
          <text:p text:style-name="P3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cm" svg:height="1cm" svg:x="10.75cm" svg:y="7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8" draw:layer="layout" svg:width="0.5cm" svg:height="0.5cm" svg:x="10.25cm" svg:y="8cm">
          <text:p text:style-name="P3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5cm" svg:height="0.5cm" svg:x="10.25cm" svg:y="7.5cm">
          <text:p text:style-name="P3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0.25cm" svg:y1="4.75cm" svg:x2="10cm" svg:y2="4.75cm">
          <text:p/>
        </draw:line>
        <draw:line draw:style-name="gr11" draw:text-style-name="P11" draw:layer="layout" svg:x1="10cm" svg:y1="2.75cm" svg:x2="10cm" svg:y2="4.75cm">
          <text:p/>
        </draw:line>
        <draw:line draw:style-name="gr12" draw:text-style-name="P11" draw:layer="layout" svg:x1="4cm" svg:y1="2.75cm" svg:x2="10cm" svg:y2="2.75cm">
          <text:p/>
        </draw:line>
        <draw:line draw:style-name="gr12" draw:text-style-name="P11" draw:layer="layout" svg:x1="4cm" svg:y1="8.25cm" svg:x2="4cm" svg:y2="2.75cm">
          <text:p/>
        </draw:line>
        <draw:line draw:style-name="gr11" draw:text-style-name="P11" draw:layer="layout" svg:x1="4.75cm" svg:y1="8.25cm" svg:x2="4cm" svg:y2="8.25cm">
          <text:p/>
        </draw:line>
        <draw:line draw:style-name="gr11" draw:text-style-name="P11" draw:layer="layout" svg:x1="4.75cm" svg:y1="7.75cm" svg:x2="4cm" svg:y2="7.75cm">
          <text:p/>
        </draw:line>
        <draw:line draw:style-name="gr11" draw:text-style-name="P11" draw:layer="layout" svg:x1="4.75cm" svg:y1="7.25cm" svg:x2="4cm" svg:y2="7.25cm">
          <text:p/>
        </draw:line>
        <draw:line draw:style-name="gr11" draw:text-style-name="P11" draw:layer="layout" svg:x1="4.75cm" svg:y1="6.75cm" svg:x2="4cm" svg:y2="6.75cm">
          <text:p/>
        </draw:line>
        <draw:line draw:style-name="gr11" draw:text-style-name="P11" draw:layer="layout" svg:x1="4.75cm" svg:y1="6.25cm" svg:x2="4cm" svg:y2="6.25cm">
          <text:p/>
        </draw:line>
        <draw:line draw:style-name="gr11" draw:text-style-name="P11" draw:layer="layout" svg:x1="4.75cm" svg:y1="5.75cm" svg:x2="4cm" svg:y2="5.75cm">
          <text:p/>
        </draw:line>
        <draw:line draw:style-name="gr11" draw:text-style-name="P11" draw:layer="layout" svg:x1="4.75cm" svg:y1="5.25cm" svg:x2="4cm" svg:y2="5.25cm">
          <text:p/>
        </draw:line>
        <draw:line draw:style-name="gr11" draw:text-style-name="P11" draw:layer="layout" svg:x1="5.75cm" svg:y1="5.25cm" svg:x2="6.25cm" svg:y2="5.25cm">
          <text:p/>
        </draw:line>
        <draw:line draw:style-name="gr11" draw:text-style-name="P11" draw:layer="layout" svg:x1="5.75cm" svg:y1="5.75cm" svg:x2="6.25cm" svg:y2="5.75cm">
          <text:p/>
        </draw:line>
        <draw:line draw:style-name="gr11" draw:text-style-name="P11" draw:layer="layout" svg:x1="5.75cm" svg:y1="6.25cm" svg:x2="6.25cm" svg:y2="6.25cm">
          <text:p/>
        </draw:line>
        <draw:line draw:style-name="gr11" draw:text-style-name="P11" draw:layer="layout" svg:x1="6.75cm" svg:y1="4.75cm" svg:x2="7.25cm" svg:y2="4.75cm">
          <text:p/>
        </draw:line>
        <draw:line draw:style-name="gr11" draw:text-style-name="P11" draw:layer="layout" svg:x1="6.75cm" svg:y1="5.25cm" svg:x2="7.25cm" svg:y2="5.25cm">
          <text:p/>
        </draw:line>
        <draw:line draw:style-name="gr11" draw:text-style-name="P11" draw:layer="layout" svg:x1="6.75cm" svg:y1="5.75cm" svg:x2="7.25cm" svg:y2="5.75cm">
          <text:p/>
        </draw:line>
        <draw:line draw:style-name="gr11" draw:text-style-name="P11" draw:layer="layout" svg:x1="6.75cm" svg:y1="6.25cm" svg:x2="7.25cm" svg:y2="6.25cm">
          <text:p/>
        </draw:line>
        <draw:line draw:style-name="gr11" draw:text-style-name="P11" draw:layer="layout" svg:x1="6.75cm" svg:y1="6.75cm" svg:x2="7.25cm" svg:y2="6.75cm">
          <text:p/>
        </draw:line>
        <draw:line draw:style-name="gr11" draw:text-style-name="P11" draw:layer="layout" svg:x1="6.75cm" svg:y1="7.25cm" svg:x2="7.25cm" svg:y2="7.25cm">
          <text:p/>
        </draw:line>
        <draw:line draw:style-name="gr11" draw:text-style-name="P11" draw:layer="layout" svg:x1="5.75cm" svg:y1="6.75cm" svg:x2="6.25cm" svg:y2="6.75cm">
          <text:p/>
        </draw:line>
        <draw:line draw:style-name="gr11" draw:text-style-name="P11" draw:layer="layout" svg:x1="5.75cm" svg:y1="7.25cm" svg:x2="6.25cm" svg:y2="7.25cm">
          <text:p/>
        </draw:line>
        <draw:line draw:style-name="gr11" draw:text-style-name="P11" draw:layer="layout" svg:x1="5.75cm" svg:y1="7.75cm" svg:x2="6.25cm" svg:y2="7.75cm">
          <text:p/>
        </draw:line>
        <draw:line draw:style-name="gr11" draw:text-style-name="P11" draw:layer="layout" svg:x1="6.75cm" svg:y1="7.75cm" svg:x2="10.25cm" svg:y2="7.75cm">
          <text:p/>
        </draw:line>
        <draw:line draw:style-name="gr11" draw:text-style-name="P11" draw:layer="layout" svg:x1="5.75cm" svg:y1="8.25cm" svg:x2="6.25cm" svg:y2="8.25cm">
          <text:p/>
        </draw:line>
        <draw:line draw:style-name="gr11" draw:text-style-name="P11" draw:layer="layout" svg:x1="6.75cm" svg:y1="8.25cm" svg:x2="10.25cm" svg:y2="8.25cm">
          <text:p/>
        </draw:line>
        <draw:line draw:style-name="gr13" draw:text-style-name="P11" draw:layer="layout" svg:x1="10.75cm" svg:y1="10.25cm" svg:x2="11cm" svg:y2="10.25cm">
          <text:p/>
        </draw:line>
        <draw:line draw:style-name="gr11" draw:text-style-name="P11" draw:layer="layout" svg:x1="11cm" svg:y1="10cm" svg:x2="11cm" svg:y2="10.25cm">
          <text:p/>
        </draw:line>
        <draw:line draw:style-name="gr12" draw:text-style-name="P11" draw:layer="layout" svg:x1="11cm" svg:y1="9cm" svg:x2="11cm" svg:y2="8cm">
          <text:p/>
        </draw:line>
        <draw:line draw:style-name="gr14" draw:text-style-name="P11" draw:layer="layout" svg:x1="11cm" svg:y1="7cm" svg:x2="11cm" svg:y2="6.25cm">
          <text:p/>
        </draw:line>
        <draw:line draw:style-name="gr15" draw:text-style-name="P11" draw:layer="layout" svg:x1="11cm" svg:y1="6.25cm" svg:x2="11.25cm" svg:y2="6.25cm">
          <text:p/>
        </draw:line>
        <draw:line draw:style-name="gr15" draw:text-style-name="P11" draw:layer="layout" svg:x1="11cm" svg:y1="6.25cm" svg:x2="10.75cm" svg:y2="6.25cm">
          <text:p/>
        </draw:line>
        <draw:custom-shape draw:style-name="gr6" draw:text-style-name="P8" draw:layer="layout" svg:width="0.5cm" svg:height="0.5cm" svg:x="10.25cm" svg:y="6cm">
          <text:p text:style-name="P3">A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1" draw:layer="layout" svg:x1="11cm" svg:y1="6cm" svg:x2="11cm" svg:y2="6.25cm">
          <text:p/>
        </draw:line>
        <draw:line draw:style-name="gr15" draw:text-style-name="P11" draw:layer="layout" svg:x1="11cm" svg:y1="4.75cm" svg:x2="11cm" svg:y2="3.75cm">
          <text:p/>
        </draw:line>
        <draw:line draw:style-name="gr11" draw:text-style-name="P11" draw:layer="layout" svg:x1="10.75cm" svg:y1="3.75cm" svg:x2="11cm" svg:y2="3.75cm">
          <text:p/>
        </draw:line>
        <draw:line draw:style-name="gr11" draw:text-style-name="P11" draw:layer="layout" svg:x1="11.5cm" svg:y1="5cm" svg:x2="11.5cm" svg:y2="4.75cm">
          <text:p/>
        </draw:line>
        <draw:line draw:style-name="gr15" draw:text-style-name="P11" draw:layer="layout" svg:x1="11cm" svg:y1="4.75cm" svg:x2="11.5cm" svg:y2="4.75cm">
          <text:p/>
        </draw:line>
        <draw:line draw:style-name="gr15" draw:text-style-name="P11" draw:layer="layout" svg:x1="11cm" svg:y1="4.75cm" svg:x2="11cm" svg:y2="5cm">
          <text:p/>
        </draw:line>
        <draw:line draw:style-name="gr16" draw:text-style-name="P12" draw:layer="layout" svg:x1="11.75cm" svg:y1="5.25cm" svg:x2="14cm" svg:y2="5.25cm">
          <text:p/>
        </draw:line>
        <draw:line draw:style-name="gr16" draw:text-style-name="P12" draw:layer="layout" svg:x1="11.75cm" svg:y1="6.25cm" svg:x2="14cm" svg:y2="6.25cm">
          <text:p/>
        </draw:line>
        <draw:custom-shape draw:style-name="gr17" draw:text-style-name="P13" draw:layer="layout" svg:width="1cm" svg:height="0.5cm" svg:x="14cm" svg:y="5cm">
          <text:p text:style-name="P3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cm" svg:height="0.5cm" svg:x="14cm" svg:y="6cm">
          <text:p text:style-name="P3">TU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fill-image draw:name="_32_0_20_Percent" draw:display-name="20 Percent" xlink:href="Pictures/100000000000000800000008D65121279EDCA62F.png" xlink:type="simple" xlink:show="embed" xlink:actuate="onLoad"/>
    <draw:fill-image draw:name="_35__20_Percent" draw:display-name="5 Percent" xlink:href="Pictures/100000000000000800000008D569DFA3C7541FBC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Linienspitzen_20_2" draw:display-name="Linienspitzen 2" svg:viewBox="0 600 15000 8146" svg:d="M29 600l-29 653 244 1943 761 1804 1183 1560 1562 1182 1806 760 1894 244 1994-244 1806-760 1562-1182 1183-1560 761-1804 244-1943-29-653z"/>
    <draw:marker draw:name="Linienspitzen_20_3" draw:display-name="Linienspitzen 3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1T12:30:08.311237473</meta:creation-date>
    <dc:date>2021-01-31T13:28:28.754749329</dc:date>
    <meta:editing-duration>PT7M4S</meta:editing-duration>
    <meta:editing-cycles>2</meta:editing-cycles>
    <meta:generator>LibreOffice/7.0.4.2$Linux_X86_64 LibreOffice_project/00$Build-2</meta:generator>
    <meta:document-statistic meta:object-count="78"/>
  </office:meta>
</office:document-meta>
</file>